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i" table:style-name="ta1">
        <table:shapes>
          <draw:frame draw:z-index="0" draw:style-name="gr1" draw:text-style-name="P1" svg:width="15.999cm" svg:height="8.999cm" svg:x="14.28cm" svg:y="30.002cm">
            <draw:object draw:notify-on-update-of-ranges="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4.245625" calcext:value-type="float">
            <text:p>64.2456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4.127cm" svg:y="30.013cm">
            <draw:object draw:notify-on-update-of-ranges="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0.93cm" svg:y="30.135cm">
            <draw:object draw:notify-on-update-of-ranges="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6572916666667" calcext:value-type="float">
            <text:p>61.6572916667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481cm" svg:y="30.609cm">
            <draw:object draw:notify-on-update-of-ranges="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6.22125" calcext:value-type="float">
            <text:p>66.2212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6cm" svg:y="32.965cm">
            <draw:object draw:notify-on-update-of-ranges="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3.023cm">
            <draw:object draw:notify-on-update-of-ranges="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style-name="ce3" office:value-type="string" calcext:value-type="string">
            <text:p>PPP39.pp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+Start Weighte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1.4758333333333" calcext:value-type="float">
            <text:p>61.475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9"/>
        </table:table-row>
      </table:table>
      <table:table table:name="DoubleRun" table:style-name="ta1">
        <table:shapes>
          <draw:frame draw:z-index="0" draw:style-name="gr1" draw:text-style-name="P1" svg:width="15.999cm" svg:height="8.999cm" svg:x="37.931cm" svg:y="10.764cm">
            <draw:object draw:notify-on-update-of-ranges="DoubleRun.G1:DoubleRun.G1 DoubleRun.G2:DoubleRun.G61 DoubleRun.L1:DoubleRun.L1 DoubleRun.L2:DoubleRun.L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37.864cm" svg:y="20.421cm">
            <draw:object draw:notify-on-update-of-ranges="DoubleRun.F1:DoubleRun.F1 DoubleRun.F2:DoubleRun.F61 DoubleRun.L1:DoubleRun.L1 DoubleRun.L2:DoubleRun.L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I65:.P65])" office:value-type="float" office:value="61.4210416666667" calcext:value-type="float">
            <text:p>61.421041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1"/>
        </table:table-row>
      </table:table>
      <table:table table:name="ObstacleWeight" table:style-name="ta1">
        <table:shapes>
          <draw:frame draw:z-index="0" draw:style-name="gr1" draw:text-style-name="P1" svg:width="17.804cm" svg:height="9.218cm" svg:x="42.685cm" svg:y="2.892cm">
            <draw:object draw:notify-on-update-of-ranges="ObstacleWeight.D1:ObstacleWeight.D1 ObstacleWeight.D2:ObstacleWeight.D61 ObstacleWeight.M1:ObstacleWeight.M1 ObstacleWeight.M2:ObstacleWeight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037cm" svg:height="11.066cm" svg:x="42.6cm" svg:y="12.497cm">
            <draw:object draw:notify-on-update-of-ranges="ObstacleWeight.E1:ObstacleWeight.E1 ObstacleWeight.E2:ObstacleWeight.E61 ObstacleWeight.M1:ObstacleWeight.M1 ObstacleWeight.M2:ObstacleWeight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.811cm" svg:height="8.999cm" svg:x="42.914cm" svg:y="24.279cm">
            <draw:object draw:notify-on-update-of-ranges="ObstacleWeight.G1:ObstacleWeight.G1 ObstacleWeight.G2:ObstacleWeight.G61 ObstacleWeight.M1:ObstacleWeight.M1 ObstacleWeight.M2:ObstacleWeight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Q65])" office:value-type="float" office:value="60.16375" calcext:value-type="float">
            <text:p>60.16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2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24.749cm" svg:y="30.32cm">
            <draw:object draw:notify-on-update-of-ranges="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3:17:23.4430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09T15:26:33.546378989</dc:date>
    <dc:creator>SL Webb</dc:creator>
    <meta:editing-duration>PT4H42M48S</meta:editing-duration>
    <meta:editing-cycles>11</meta:editing-cycles>
    <meta:generator>LibreOffice/4.2.8.2$Linux_X86_64 LibreOffice_project/420m0$Build-2</meta:generator>
    <meta:document-statistic meta:table-count="8" meta:cell-count="758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2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2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G1:DoubleRun.G61 DoubleRun.L1:DoubleRun.L61" chart:data-source-has-labels="row" svg:x="0.32cm" svg:y="0.18cm" svg:width="13.335cm" svg:height="8.64cm">
          <chartooo:coordinate-region svg:x="1.127cm" svg:y="0.379cm" svg:width="12.2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F1:DoubleRun.F61 DoubleRun.L1:DoubleRun.L61" chart:data-source-has-labels="row" svg:x="0.32cm" svg:y="0.18cm" svg:width="13.335cm" svg:height="8.64cm">
          <chartooo:coordinate-region svg:x="1.128cm" svg:y="0.379cm" svg:width="12.2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05cm" svg:height="9.219cm" xlink:href=".." xlink:type="simple" chart:class="chart:scatter" chart:style-name="ch1">
        <chart:legend chart:legend-position="end" svg:x="15.78cm" svg:y="4.31cm" style:legend-expansion="high" chart:style-name="ch2"/>
        <chart:plot-area chart:style-name="ch3" table:cell-range-address="ObstacleWeight.D1:ObstacleWeight.D61 ObstacleWeight.M1:ObstacleWeight.M61" chart:data-source-has-labels="row" svg:x="1.367cm" svg:y="0.184cm" svg:width="14.057cm" svg:height="7.87cm">
          <chartooo:coordinate-region svg:x="2.174cm" svg:y="0.383cm" svg:width="13.01cm" svg:height="7.024cm"/>
          <chart:axis chart:dimension="x" chart:name="primary-x" chart:style-name="ch4">
            <chart:title svg:x="7.557cm" svg:y="8.238cm" chart:style-name="ch5">
              <text:p>Goal Vis %</text:p>
            </chart:title>
          </chart:axis>
          <chart:axis chart:dimension="y" chart:name="primary-y" chart:style-name="ch6">
            <chart:title svg:x="0.451cm" svg:y="4.917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38cm" svg:height="11.067cm" xlink:href=".." xlink:type="simple" chart:class="chart:scatter" chart:style-name="ch1">
        <chart:legend chart:legend-position="end" svg:x="15.013cm" svg:y="5.234cm" style:legend-expansion="high" chart:style-name="ch2"/>
        <chart:plot-area chart:style-name="ch3" table:cell-range-address="ObstacleWeight.E1:ObstacleWeight.E61 ObstacleWeight.M1:ObstacleWeight.M61" chart:data-source-has-labels="row" svg:x="1.351cm" svg:y="0.221cm" svg:width="13.322cm" svg:height="9.644cm">
          <chartooo:coordinate-region svg:x="2.158cm" svg:y="0.42cm" svg:width="12.275cm" svg:height="8.798cm"/>
          <chart:axis chart:dimension="x" chart:name="primary-x" chart:style-name="ch4">
            <chart:title svg:x="7.187cm" svg:y="10.086cm" chart:style-name="ch5">
              <text:p>Start Vis %</text:p>
            </chart:title>
          </chart:axis>
          <chart:axis chart:dimension="y" chart:name="primary-y" chart:style-name="ch6">
            <chart:title svg:x="0.451cm" svg:y="5.8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2cm" svg:height="9cm" xlink:href=".." xlink:type="simple" chart:class="chart:scatter" chart:style-name="ch1">
        <chart:legend chart:legend-position="end" svg:x="14.787cm" svg:y="4.201cm" style:legend-expansion="high" chart:style-name="ch2"/>
        <chart:plot-area chart:style-name="ch3" table:cell-range-address="ObstacleWeight.G1:ObstacleWeight.G61 ObstacleWeight.M1:ObstacleWeight.M61" chart:data-source-has-labels="row" svg:x="1.347cm" svg:y="0.18cm" svg:width="13.104cm" svg:height="7.659cm">
          <chartooo:coordinate-region svg:x="2.154cm" svg:y="0.379cm" svg:width="12.058cm" svg:height="6.813cm"/>
          <chart:axis chart:dimension="x" chart:name="primary-x" chart:style-name="ch4">
            <chart:title svg:x="7.18cm" svg:y="8.019cm" chart:style-name="ch5">
              <text:p>Obs. Use</text:p>
            </chart:title>
          </chart:axis>
          <chart:axis chart:dimension="y" chart:name="primary-y" chart:style-name="ch6">
            <chart:title svg:x="0.451cm" svg:y="4.7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2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2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2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B2:'Weighted Sum Turns'.B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E2:'Weighted Sum Turns'.E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2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2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F1:'Weighted Sum'.F61 'Weighted Sum'.B2:'Weighted Sum'.B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